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4.73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er-performance-2-cle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request-method</text:p>
          </table:table-cell>
          <table:table-cell office:value-type="string" table:style-name="ce1">
            <text:p>request-path</text:p>
          </table:table-cell>
          <table:table-cell office:value-type="string" table:style-name="ce1">
            <text:p>response-status</text:p>
          </table:table-cell>
          <table:table-cell office:value-type="string" table:style-name="ce1">
            <text:p>tim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93.969499999999996" table:style-name="ce1">
            <text:p>93,969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4.7316" table:style-name="ce1">
            <text:p>14,731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18.4497" table:style-name="ce1">
            <text:p>18,449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9.6724" table:style-name="ce1">
            <text:p>19,672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5.8928000000000003" table:style-name="ce1">
            <text:p>5,892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5.4579000000000004" table:style-name="ce1">
            <text:p>5,457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64.569599999999994" table:style-name="ce1">
            <text:p>64,5696</text:p>
          </table:table-cell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26.588200000000001" table:style-name="ce1">
            <text:p>26,588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263.6046" table:style-name="ce1">
            <text:p>263,604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9.056299999999993" table:style-name="ce1">
            <text:p>79,056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66.850999999999999" table:style-name="ce1">
            <text:p>66,85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69.757999999999996" table:style-name="ce1">
            <text:p>69,75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65.524100000000004" table:style-name="ce1">
            <text:p>65,524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6.382199999999997" table:style-name="ce1">
            <text:p>76,382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8.098500000000001" table:style-name="ce1">
            <text:p>78,098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131.9358" table:style-name="ce1">
            <text:p>131,93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80.103200000000001" table:style-name="ce1">
            <text:p>80,10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5.054599999999994" table:style-name="ce1">
            <text:p>75,05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54.554299999999998" table:style-name="ce1">
            <text:p>54,55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12.0039" table:style-name="ce1">
            <text:p>12,00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7.4310999999999998" table:style-name="ce1">
            <text:p>7,43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5.0457000000000001" table:style-name="ce1">
            <text:p>5,04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1.727499999999999" table:style-name="ce1">
            <text:p>11,72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6021999999999998" table:style-name="ce1">
            <text:p>4,60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5.3769999999999998" table:style-name="ce1">
            <text:p>5,3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7.29" table:style-name="ce1">
            <text:p>7,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8972000000000002" table:style-name="ce1">
            <text:p>3,89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4.6073000000000004" table:style-name="ce1">
            <text:p>4,60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3.285399999999999" table:style-name="ce1">
            <text:p>13,28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5152999999999999" table:style-name="ce1">
            <text:p>3,51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0350999999999999" table:style-name="ce1">
            <text:p>4,03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5.8287" table:style-name="ce1">
            <text:p>15,82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11.2684" table:style-name="ce1">
            <text:p>11,26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114.7846" table:style-name="ce1">
            <text:p>114,78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52.971800000000002" table:style-name="ce1">
            <text:p>52,97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51.458100000000002" table:style-name="ce1">
            <text:p>51,458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53.821899999999999" table:style-name="ce1">
            <text:p>53,82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51.405900000000003" table:style-name="ce1">
            <text:p>51,40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78.393100000000004" table:style-name="ce1">
            <text:p>78,39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57.147300000000001" table:style-name="ce1">
            <text:p>57,14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42.3812" table:style-name="ce1">
            <text:p>42,38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87.921000000000006" table:style-name="ce1">
            <text:p>87,9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40.966999999999999" table:style-name="ce1">
            <text:p>40,9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39.051099999999998" table:style-name="ce1">
            <text:p>39,05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50.304600000000001" table:style-name="ce1">
            <text:p>50,30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11.6755" table:style-name="ce1">
            <text:p>11,67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97.856099999999998" table:style-name="ce1">
            <text:p>97,85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51.4634" table:style-name="ce1">
            <text:p>51,46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92.471000000000004" table:style-name="ce1">
            <text:p>92,4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95.944900000000004" table:style-name="ce1">
            <text:p>95,94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40.080599999999997" table:style-name="ce1">
            <text:p>40,08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43.895200000000003" table:style-name="ce1">
            <text:p>43,89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6.7896" table:style-name="ce1">
            <text:p>16,789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4.5537000000000001" table:style-name="ce1">
            <text:p>4,55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7566000000000002" table:style-name="ce1">
            <text:p>3,75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9.3165999999999993" table:style-name="ce1">
            <text:p>9,31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1.6828" table:style-name="ce1">
            <text:p>11,68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3167" table:style-name="ce1">
            <text:p>4,31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2195" table:style-name="ce1">
            <text:p>3,219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4.0456000000000003" table:style-name="ce1">
            <text:p>4,04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5169000000000001" table:style-name="ce1">
            <text:p>3,516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3214000000000001" table:style-name="ce1">
            <text:p>3,32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0.4612" table:style-name="ce1">
            <text:p>10,46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0048000000000004" table:style-name="ce1">
            <text:p>4,00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5669" table:style-name="ce1">
            <text:p>3,566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6.1504000000000003" table:style-name="ce1">
            <text:p>6,15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7271000000000001" table:style-name="ce1">
            <text:p>3,72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4.5636000000000001" table:style-name="ce1">
            <text:p>4,56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0.8827" table:style-name="ce1">
            <text:p>10,88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7094999999999998" table:style-name="ce1">
            <text:p>3,709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6488" table:style-name="ce1">
            <text:p>3,64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34.884" table:style-name="ce1">
            <text:p>34,8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14.627000000000001" table:style-name="ce1">
            <text:p>14,6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delete</text:p>
          </table:table-cell>
          <table:table-cell office:value-type="float" office:value="200" table:style-name="ce1">
            <text:p>200</text:p>
          </table:table-cell>
          <table:table-cell office:value-type="float" office:value="23.5364" table:style-name="ce1">
            <text:p>23,53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delete</text:p>
          </table:table-cell>
          <table:table-cell office:value-type="float" office:value="200" table:style-name="ce1">
            <text:p>200</text:p>
          </table:table-cell>
          <table:table-cell office:value-type="float" office:value="58.664499999999997" table:style-name="ce1">
            <text:p>58,66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6.0240999999999998" table:style-name="ce1">
            <text:p>6,02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5905999999999998" table:style-name="ce1">
            <text:p>3,59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4.1014999999999997" table:style-name="ce1">
            <text:p>4,10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48" table:style-name="ce1">
            <text:p>3,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5566" table:style-name="ce1">
            <text:p>3,55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6867999999999999" table:style-name="ce1">
            <text:p>8,68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0348999999999999" table:style-name="ce1">
            <text:p>3,03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9209999999999998" table:style-name="ce1">
            <text:p>2,9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5.0541" table:style-name="ce1">
            <text:p>5,05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3487" table:style-name="ce1">
            <text:p>3,34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2574000000000001" table:style-name="ce1">
            <text:p>3,257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9.3305000000000007" table:style-name="ce1">
            <text:p>9,33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859" table:style-name="ce1">
            <text:p>2,8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6928000000000001" table:style-name="ce1">
            <text:p>2,69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4.467499999999999" table:style-name="ce1">
            <text:p>14,46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26.4438" table:style-name="ce1">
            <text:p>26,44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delete</text:p>
          </table:table-cell>
          <table:table-cell office:value-type="float" office:value="200" table:style-name="ce1">
            <text:p>200</text:p>
          </table:table-cell>
          <table:table-cell office:value-type="float" office:value="18.633299999999998" table:style-name="ce1">
            <text:p>18,63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4.5679" table:style-name="ce1">
            <text:p>14,567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2776000000000001" table:style-name="ce1">
            <text:p>3,277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9727999999999999" table:style-name="ce1">
            <text:p>2,97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4946000000000002" table:style-name="ce1">
            <text:p>3,49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9.2822999999999993" table:style-name="ce1">
            <text:p>9,28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0590000000000002" table:style-name="ce1">
            <text:p>3,0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0411999999999999" table:style-name="ce1">
            <text:p>3,04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6.3116000000000003" table:style-name="ce1">
            <text:p>6,31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8978000000000002" table:style-name="ce1">
            <text:p>3,89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2416999999999998" table:style-name="ce1">
            <text:p>3,24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1.1265" table:style-name="ce1">
            <text:p>11,12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835" table:style-name="ce1">
            <text:p>2,8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7848999999999999" table:style-name="ce1">
            <text:p>2,78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25.630099999999999" table:style-name="ce1">
            <text:p>25,63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14.8674" table:style-name="ce1">
            <text:p>14,867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9.6965" table:style-name="ce1">
            <text:p>39,69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6.5473999999999997" table:style-name="ce1">
            <text:p>6,547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0495999999999999" table:style-name="ce1">
            <text:p>3,049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0.288399999999999" table:style-name="ce1">
            <text:p>10,28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7320000000000002" table:style-name="ce1">
            <text:p>2,7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9363000000000001" table:style-name="ce1">
            <text:p>2,93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9.5825999999999993" table:style-name="ce1">
            <text:p>9,58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5.5860000000000003" table:style-name="ce1">
            <text:p>5,58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9.1994000000000007" table:style-name="ce1">
            <text:p>9,199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22.386399999999998" table:style-name="ce1">
            <text:p>22,38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7.9485000000000001" table:style-name="ce1">
            <text:p>7,94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6.7302" table:style-name="ce1">
            <text:p>6,73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8.7926" table:style-name="ce1">
            <text:p>18,79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39.452500000000001" table:style-name="ce1">
            <text:p>39,45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26.830400000000001" table:style-name="ce1">
            <text:p>26,83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8.8428000000000004" table:style-name="ce1">
            <text:p>8,84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8.7635000000000005" table:style-name="ce1">
            <text:p>8,76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5.4238" table:style-name="ce1">
            <text:p>5,42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27.988800000000001" table:style-name="ce1">
            <text:p>27,98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1.518700000000001" table:style-name="ce1">
            <text:p>11,51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8.0184" table:style-name="ce1">
            <text:p>18,01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5.3696000000000002" table:style-name="ce1">
            <text:p>5,369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157" table:style-name="ce1">
            <text:p>3,1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613" table:style-name="ce1">
            <text:p>2,6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4.5471" table:style-name="ce1">
            <text:p>14,54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0804999999999998" table:style-name="ce1">
            <text:p>4,08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5384000000000002" table:style-name="ce1">
            <text:p>4,53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25.835000000000001" table:style-name="ce1">
            <text:p>25,8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14.1214" table:style-name="ce1">
            <text:p>14,12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17.836500000000001" table:style-name="ce1">
            <text:p>17,83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120.68389999999999" table:style-name="ce1">
            <text:p>120,68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76.942599999999999" table:style-name="ce1">
            <text:p>76,94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105.6465" table:style-name="ce1">
            <text:p>105,64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146.33369999999999" table:style-name="ce1">
            <text:p>146,33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234.36099999999999" table:style-name="ce1">
            <text:p>234,3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72.144900000000007" table:style-name="ce1">
            <text:p>72,14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8.718" table:style-name="ce1">
            <text:p>18,7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20.895499999999998" table:style-name="ce1">
            <text:p>20,89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81.252300000000005" table:style-name="ce1">
            <text:p>81,25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8.4314" table:style-name="ce1">
            <text:p>18,43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14.889099999999999" table:style-name="ce1">
            <text:p>14,889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8.786899999999999" table:style-name="ce1">
            <text:p>18,786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134.0438" table:style-name="ce1">
            <text:p>134,04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75.105000000000004" table:style-name="ce1">
            <text:p>75,1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6.654199999999999" table:style-name="ce1">
            <text:p>16,65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20.528300000000002" table:style-name="ce1">
            <text:p>20,52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55.649299999999997" table:style-name="ce1">
            <text:p>55,649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6.229299999999999" table:style-name="ce1">
            <text:p>16,229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3000999999999996" table:style-name="ce1">
            <text:p>4,30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7362000000000002" table:style-name="ce1">
            <text:p>3,73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36.956899999999997" table:style-name="ce1">
            <text:p>36,956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12.8642" table:style-name="ce1">
            <text:p>12,86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24.394100000000002" table:style-name="ce1">
            <text:p>24,39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28.406300000000002" table:style-name="ce1">
            <text:p>28,40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4.9401000000000002" table:style-name="ce1">
            <text:p>4,94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8576000000000001" table:style-name="ce1">
            <text:p>3,857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6734" table:style-name="ce1">
            <text:p>2,67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5053999999999998" table:style-name="ce1">
            <text:p>7,50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431000000000001" table:style-name="ce1">
            <text:p>2,24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518999999999999" table:style-name="ce1">
            <text:p>2,15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3962000000000003" table:style-name="ce1">
            <text:p>4,39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7957000000000001" table:style-name="ce1">
            <text:p>2,79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7976999999999999" table:style-name="ce1">
            <text:p>2,79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3.3287" table:style-name="ce1">
            <text:p>13,32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0125999999999999" table:style-name="ce1">
            <text:p>4,01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168000000000002" table:style-name="ce1">
            <text:p>2,31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7.9379999999999997" table:style-name="ce1">
            <text:p>7,9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7.8445" table:style-name="ce1">
            <text:p>7,84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65.091700000000003" table:style-name="ce1">
            <text:p>65,09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75.528499999999994" table:style-name="ce1">
            <text:p>75,52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66.893799999999999" table:style-name="ce1">
            <text:p>66,89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64.796999999999997" table:style-name="ce1">
            <text:p>64,7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58.980600000000003" table:style-name="ce1">
            <text:p>58,98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66.073899999999995" table:style-name="ce1">
            <text:p>66,07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2.961" table:style-name="ce1">
            <text:p>12,9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6.7145999999999999" table:style-name="ce1">
            <text:p>6,71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6750999999999996" table:style-name="ce1">
            <text:p>4,67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4205000000000001" table:style-name="ce1">
            <text:p>3,42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4985999999999997" table:style-name="ce1">
            <text:p>7,498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5301" table:style-name="ce1">
            <text:p>2,53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964000000000002" table:style-name="ce1">
            <text:p>2,29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1509999999999998" table:style-name="ce1">
            <text:p>4,1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3014000000000001" table:style-name="ce1">
            <text:p>3,30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37" table:style-name="ce1">
            <text:p>2,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8849999999999998" table:style-name="ce1">
            <text:p>8,8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651000000000001" table:style-name="ce1">
            <text:p>2,46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565999999999999" table:style-name="ce1">
            <text:p>2,45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7.042100000000001" table:style-name="ce1">
            <text:p>17,04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9.0024999999999995" table:style-name="ce1">
            <text:p>9,00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46.458399999999997" table:style-name="ce1">
            <text:p>46,45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18.6066" table:style-name="ce1">
            <text:p>18,60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38.214300000000001" table:style-name="ce1">
            <text:p>38,21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43.083300000000001" table:style-name="ce1">
            <text:p>43,08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20.559799999999999" table:style-name="ce1">
            <text:p>20,55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7.3538" table:style-name="ce1">
            <text:p>17,35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9645999999999999" table:style-name="ce1">
            <text:p>3,96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6429" table:style-name="ce1">
            <text:p>2,64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0183" table:style-name="ce1">
            <text:p>2,01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0472000000000001" table:style-name="ce1">
            <text:p>7,04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025999999999998" table:style-name="ce1">
            <text:p>2,10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678999999999998" table:style-name="ce1">
            <text:p>2,067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988999999999999" table:style-name="ce1">
            <text:p>2,498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6208999999999998" table:style-name="ce1">
            <text:p>2,62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359" table:style-name="ce1">
            <text:p>2,23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6933999999999996" table:style-name="ce1">
            <text:p>7,69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136" table:style-name="ce1">
            <text:p>2,21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688000000000001" table:style-name="ce1">
            <text:p>2,26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8.4283000000000001" table:style-name="ce1">
            <text:p>8,42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7.1558000000000002" table:style-name="ce1">
            <text:p>7,15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34.883499999999998" table:style-name="ce1">
            <text:p>34,88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34.219000000000001" table:style-name="ce1">
            <text:p>34,2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57.043999999999997" table:style-name="ce1">
            <text:p>57,0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63.306399999999996" table:style-name="ce1">
            <text:p>63,30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33.343800000000002" table:style-name="ce1">
            <text:p>33,34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41.663200000000003" table:style-name="ce1">
            <text:p>41,66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0.0025" table:style-name="ce1">
            <text:p>10,00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2.9535999999999998" table:style-name="ce1">
            <text:p>2,95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743999999999999" table:style-name="ce1">
            <text:p>2,17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1314000000000002" table:style-name="ce1">
            <text:p>2,13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3341999999999992" table:style-name="ce1">
            <text:p>8,33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996999999999998" table:style-name="ce1">
            <text:p>2,49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539999999999998" table:style-name="ce1">
            <text:p>2,0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480000000000001" table:style-name="ce1">
            <text:p>2,1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035999999999998" table:style-name="ce1">
            <text:p>2,20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5135000000000001" table:style-name="ce1">
            <text:p>2,51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4234" table:style-name="ce1">
            <text:p>7,42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.9053" table:style-name="ce1">
            <text:p>1,90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041999999999999" table:style-name="ce1">
            <text:p>1,90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8.964400000000001" table:style-name="ce1">
            <text:p>18,96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.5707000000000004" table:style-name="ce1">
            <text:p>7,57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0.7545" table:style-name="ce1">
            <text:p>30,75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6.9824999999999999" table:style-name="ce1">
            <text:p>6,98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3.723300000000002" table:style-name="ce1">
            <text:p>33,72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6.8582999999999998" table:style-name="ce1">
            <text:p>6,85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1.731400000000001" table:style-name="ce1">
            <text:p>31,73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6.9554" table:style-name="ce1">
            <text:p>6,95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36.474299999999999" table:style-name="ce1">
            <text:p>36,47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0.552399999999999" table:style-name="ce1">
            <text:p>30,55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44.592799999999997" table:style-name="ce1">
            <text:p>44,59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3.136699999999998" table:style-name="ce1">
            <text:p>33,13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36.518000000000001" table:style-name="ce1">
            <text:p>36,5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2.119900000000001" table:style-name="ce1">
            <text:p>32,119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40.113" table:style-name="ce1">
            <text:p>40,1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5.015799999999999" table:style-name="ce1">
            <text:p>35,01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36.130899999999997" table:style-name="ce1">
            <text:p>36,13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500" table:style-name="ce1">
            <text:p>500</text:p>
          </table:table-cell>
          <table:table-cell office:value-type="float" office:value="34.478700000000003" table:style-name="ce1">
            <text:p>34,47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38.557000000000002" table:style-name="ce1">
            <text:p>38,5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44.599200000000003" table:style-name="ce1">
            <text:p>44,59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13.3973" table:style-name="ce1">
            <text:p>13,39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3330000000000002" table:style-name="ce1">
            <text:p>3,3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083999999999999" table:style-name="ce1">
            <text:p>2,40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5072000000000001" table:style-name="ce1">
            <text:p>2,50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4072999999999993" table:style-name="ce1">
            <text:p>8,40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893999999999998" table:style-name="ce1">
            <text:p>2,489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340000000000002" table:style-name="ce1">
            <text:p>2,4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8111000000000002" table:style-name="ce1">
            <text:p>2,81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920000000000002" table:style-name="ce1">
            <text:p>2,1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502" table:style-name="ce1">
            <text:p>2,25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2996999999999996" table:style-name="ce1">
            <text:p>7,29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074999999999998" table:style-name="ce1">
            <text:p>2,00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897999999999999" table:style-name="ce1">
            <text:p>2,08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8.54" table:style-name="ce1">
            <text:p>18,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create</text:p>
          </table:table-cell>
          <table:table-cell office:value-type="float" office:value="200" table:style-name="ce1">
            <text:p>200</text:p>
          </table:table-cell>
          <table:table-cell office:value-type="float" office:value="7.6283000000000003" table:style-name="ce1">
            <text:p>7,62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7.346399999999999" table:style-name="ce1">
            <text:p>17,34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10.498799999999999" table:style-name="ce1">
            <text:p>10,49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7.305599999999998" table:style-name="ce1">
            <text:p>17,30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6622000000000003" table:style-name="ce1">
            <text:p>8,66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9.5210000000000008" table:style-name="ce1">
            <text:p>9,5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2438000000000002" table:style-name="ce1">
            <text:p>8,24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5.173299999999998" table:style-name="ce1">
            <text:p>35,17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4496000000000002" table:style-name="ce1">
            <text:p>8,449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3.423099999999998" table:style-name="ce1">
            <text:p>33,42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9.4724000000000004" table:style-name="ce1">
            <text:p>9,47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4.925800000000002" table:style-name="ce1">
            <text:p>34,92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0494000000000003" table:style-name="ce1">
            <text:p>8,049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5.688499999999998" table:style-name="ce1">
            <text:p>35,68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7.1130000000000004" table:style-name="ce1">
            <text:p>7,1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1.546500000000002" table:style-name="ce1">
            <text:p>31,54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5481999999999996" table:style-name="ce1">
            <text:p>8,54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5.044899999999998" table:style-name="ce1">
            <text:p>35,04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7.6803999999999997" table:style-name="ce1">
            <text:p>7,68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0.120799999999999" table:style-name="ce1">
            <text:p>30,12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0.992000000000001" table:style-name="ce1">
            <text:p>30,9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1.508700000000001" table:style-name="ce1">
            <text:p>31,50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create</text:p>
          </table:table-cell>
          <table:table-cell office:value-type="float" office:value="200" table:style-name="ce1">
            <text:p>200</text:p>
          </table:table-cell>
          <table:table-cell office:value-type="float" office:value="8.5020000000000007" table:style-name="ce1">
            <text:p>8,5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create</text:p>
          </table:table-cell>
          <table:table-cell office:value-type="float" office:value="500" table:style-name="ce1">
            <text:p>500</text:p>
          </table:table-cell>
          <table:table-cell office:value-type="float" office:value="36.013599999999997" table:style-name="ce1">
            <text:p>36,01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2.7458999999999998" table:style-name="ce1">
            <text:p>2,74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165000000000001" table:style-name="ce1">
            <text:p>1,91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176" table:style-name="ce1">
            <text:p>2,217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5004999999999997" table:style-name="ce1">
            <text:p>7,50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292999999999998" table:style-name="ce1">
            <text:p>2,229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503000000000002" table:style-name="ce1">
            <text:p>2,25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494999999999999" table:style-name="ce1">
            <text:p>2,349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707000000000002" table:style-name="ce1">
            <text:p>2,27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706" table:style-name="ce1">
            <text:p>2,27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1979000000000006" table:style-name="ce1">
            <text:p>8,197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6415000000000002" table:style-name="ce1">
            <text:p>2,64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757000000000001" table:style-name="ce1">
            <text:p>2,37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8.1052" table:style-name="ce1">
            <text:p>8,10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create</text:p>
          </table:table-cell>
          <table:table-cell office:value-type="float" office:value="200" table:style-name="ce1">
            <text:p>200</text:p>
          </table:table-cell>
          <table:table-cell office:value-type="float" office:value="4.8368000000000002" table:style-name="ce1">
            <text:p>4,83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passenger/create</text:p>
          </table:table-cell>
          <table:table-cell office:value-type="float" office:value="500" table:style-name="ce1">
            <text:p>500</text:p>
          </table:table-cell>
          <table:table-cell office:value-type="float" office:value="31.442699999999999" table:style-name="ce1">
            <text:p>31,44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8395000000000001" table:style-name="ce1">
            <text:p>3,839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8239000000000001" table:style-name="ce1">
            <text:p>2,82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6475" table:style-name="ce1">
            <text:p>2,64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6.8350999999999997" table:style-name="ce1">
            <text:p>6,83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.9964" table:style-name="ce1">
            <text:p>1,99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376999999999998" table:style-name="ce1">
            <text:p>2,23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3144" table:style-name="ce1">
            <text:p>2,31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319999999999999" table:style-name="ce1">
            <text:p>2,4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0752000000000002" table:style-name="ce1">
            <text:p>2,07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3456000000000001" table:style-name="ce1">
            <text:p>7,34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.8592" table:style-name="ce1">
            <text:p>1,85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8088" table:style-name="ce1">
            <text:p>1,80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3.9916" table:style-name="ce1">
            <text:p>13,99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3276000000000003" table:style-name="ce1">
            <text:p>8,327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delete</text:p>
          </table:table-cell>
          <table:table-cell office:value-type="float" office:value="200" table:style-name="ce1">
            <text:p>200</text:p>
          </table:table-cell>
          <table:table-cell office:value-type="float" office:value="8.3833000000000002" table:style-name="ce1">
            <text:p>8,38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28.632000000000001" table:style-name="ce1">
            <text:p>28,6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delete</text:p>
          </table:table-cell>
          <table:table-cell office:value-type="float" office:value="200" table:style-name="ce1">
            <text:p>200</text:p>
          </table:table-cell>
          <table:table-cell office:value-type="float" office:value="8.8358000000000008" table:style-name="ce1">
            <text:p>8,83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36.527500000000003" table:style-name="ce1">
            <text:p>36,52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30.517399999999999" table:style-name="ce1">
            <text:p>30,517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30.7925" table:style-name="ce1">
            <text:p>30,79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33.264899999999997" table:style-name="ce1">
            <text:p>33,26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delete</text:p>
          </table:table-cell>
          <table:table-cell office:value-type="float" office:value="500" table:style-name="ce1">
            <text:p>500</text:p>
          </table:table-cell>
          <table:table-cell office:value-type="float" office:value="29.577999999999999" table:style-name="ce1">
            <text:p>29,5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0089999999999999" table:style-name="ce1">
            <text:p>3,0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403000000000001" table:style-name="ce1">
            <text:p>2,44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370999999999999" table:style-name="ce1">
            <text:p>2,23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4095000000000004" table:style-name="ce1">
            <text:p>7,409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777999999999999" table:style-name="ce1">
            <text:p>2,07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410000000000001" table:style-name="ce1">
            <text:p>2,2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5568" table:style-name="ce1">
            <text:p>2,55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809999999999998" table:style-name="ce1">
            <text:p>2,38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332999999999998" table:style-name="ce1">
            <text:p>2,23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5849000000000002" table:style-name="ce1">
            <text:p>7,58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282000000000001" table:style-name="ce1">
            <text:p>2,12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509999999999998" table:style-name="ce1">
            <text:p>2,1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5.603199999999999" table:style-name="ce1">
            <text:p>15,60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7.7782" table:style-name="ce1">
            <text:p>7,77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8.85" table:style-name="ce1">
            <text:p>8,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8.7845999999999993" table:style-name="ce1">
            <text:p>8,78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40.1571" table:style-name="ce1">
            <text:p>40,15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29.160599999999999" table:style-name="ce1">
            <text:p>29,16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11.221" table:style-name="ce1">
            <text:p>11,2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0.957899999999999" table:style-name="ce1">
            <text:p>30,957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0.297000000000001" table:style-name="ce1">
            <text:p>30,2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2.258800000000001" table:style-name="ce1">
            <text:p>32,25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0.907800000000002" table:style-name="ce1">
            <text:p>30,90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5.408299999999997" table:style-name="ce1">
            <text:p>35,40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8.0882000000000005" table:style-name="ce1">
            <text:p>8,08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41.144500000000001" table:style-name="ce1">
            <text:p>41,14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7.8357000000000001" table:style-name="ce1">
            <text:p>7,83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3.341900000000003" table:style-name="ce1">
            <text:p>33,34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8.4341000000000008" table:style-name="ce1">
            <text:p>8,43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3.077199999999998" table:style-name="ce1">
            <text:p>33,07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8.1388999999999996" table:style-name="ce1">
            <text:p>8,138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4.698599999999999" table:style-name="ce1">
            <text:p>34,698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8.4312000000000005" table:style-name="ce1">
            <text:p>8,43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is-from/delete</text:p>
          </table:table-cell>
          <table:table-cell office:value-type="float" office:value="500" table:style-name="ce1">
            <text:p>500</text:p>
          </table:table-cell>
          <table:table-cell office:value-type="float" office:value="34.888300000000001" table:style-name="ce1">
            <text:p>34,88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9.2932000000000006" table:style-name="ce1">
            <text:p>9,29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is-from/delete</text:p>
          </table:table-cell>
          <table:table-cell office:value-type="float" office:value="200" table:style-name="ce1">
            <text:p>200</text:p>
          </table:table-cell>
          <table:table-cell office:value-type="float" office:value="18.811" table:style-name="ce1">
            <text:p>18,8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5.4657" table:style-name="ce1">
            <text:p>5,46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6101000000000001" table:style-name="ce1">
            <text:p>2,61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2.5406" table:style-name="ce1">
            <text:p>2,54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986999999999999" table:style-name="ce1">
            <text:p>1,99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1629999999999998" table:style-name="ce1">
            <text:p>2,1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5430000000000001" table:style-name="ce1">
            <text:p>7,5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423" table:style-name="ce1">
            <text:p>2,04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819" table:style-name="ce1">
            <text:p>1,98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9415" table:style-name="ce1">
            <text:p>2,94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654999999999998" table:style-name="ce1">
            <text:p>2,26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1762999999999999" table:style-name="ce1">
            <text:p>2,17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6.9560000000000004" table:style-name="ce1">
            <text:p>6,9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602" table:style-name="ce1">
            <text:p>2,06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038999999999998" table:style-name="ce1">
            <text:p>2,00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6.7359" table:style-name="ce1">
            <text:p>6,73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4.254800000000003" table:style-name="ce1">
            <text:p>34,25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delete</text:p>
          </table:table-cell>
          <table:table-cell office:value-type="float" office:value="200" table:style-name="ce1">
            <text:p>200</text:p>
          </table:table-cell>
          <table:table-cell office:value-type="float" office:value="6.1204999999999998" table:style-name="ce1">
            <text:p>6,12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2.338099999999997" table:style-name="ce1">
            <text:p>32,338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0.671600000000002" table:style-name="ce1">
            <text:p>30,67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1.474299999999999" table:style-name="ce1">
            <text:p>31,47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3.4968" table:style-name="ce1">
            <text:p>33,49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4.0750000000000002" table:style-name="ce1">
            <text:p>4,0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513" table:style-name="ce1">
            <text:p>1,95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0.725100000000001" table:style-name="ce1">
            <text:p>30,72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5.188000000000002" table:style-name="ce1">
            <text:p>35,1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4.368400000000001" table:style-name="ce1">
            <text:p>34,36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delete</text:p>
          </table:table-cell>
          <table:table-cell office:value-type="float" office:value="500" table:style-name="ce1">
            <text:p>500</text:p>
          </table:table-cell>
          <table:table-cell office:value-type="float" office:value="32.139200000000002" table:style-name="ce1">
            <text:p>32,13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4333999999999998" table:style-name="ce1">
            <text:p>2,43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3728999999999996" table:style-name="ce1">
            <text:p>7,37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952999999999999" table:style-name="ce1">
            <text:p>2,09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154000000000002" table:style-name="ce1">
            <text:p>2,11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988" table:style-name="ce1">
            <text:p>2,29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622999999999998" table:style-name="ce1">
            <text:p>2,36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248000000000001" table:style-name="ce1">
            <text:p>2,22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3536000000000001" table:style-name="ce1">
            <text:p>8,35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910000000000002" table:style-name="ce1">
            <text:p>2,09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346000000000001" table:style-name="ce1">
            <text:p>1,93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4.0899" table:style-name="ce1">
            <text:p>14,089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7569999999999997" table:style-name="ce1">
            <text:p>8,7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show</text:p>
          </table:table-cell>
          <table:table-cell office:value-type="float" office:value="500" table:style-name="ce1">
            <text:p>500</text:p>
          </table:table-cell>
          <table:table-cell office:value-type="float" office:value="29.430700000000002" table:style-name="ce1">
            <text:p>29,43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show</text:p>
          </table:table-cell>
          <table:table-cell office:value-type="float" office:value="500" table:style-name="ce1">
            <text:p>500</text:p>
          </table:table-cell>
          <table:table-cell office:value-type="float" office:value="30.2376" table:style-name="ce1">
            <text:p>30,237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show</text:p>
          </table:table-cell>
          <table:table-cell office:value-type="float" office:value="500" table:style-name="ce1">
            <text:p>500</text:p>
          </table:table-cell>
          <table:table-cell office:value-type="float" office:value="28.653600000000001" table:style-name="ce1">
            <text:p>28,65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5060000000000002" table:style-name="ce1">
            <text:p>8,5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9.1530000000000005" table:style-name="ce1">
            <text:p>9,1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3405999999999998" table:style-name="ce1">
            <text:p>3,34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529999999999998" table:style-name="ce1">
            <text:p>2,4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745000000000002" table:style-name="ce1">
            <text:p>2,27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0021000000000004" table:style-name="ce1">
            <text:p>7,0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672999999999999" table:style-name="ce1">
            <text:p>2,06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4592999999999998" table:style-name="ce1">
            <text:p>2,459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216000000000002" table:style-name="ce1">
            <text:p>2,42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09" table:style-name="ce1">
            <text:p>2,1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.2599" table:style-name="ce1">
            <text:p>3,259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6.9132999999999996" table:style-name="ce1">
            <text:p>6,91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783999999999998" table:style-name="ce1">
            <text:p>2,07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947999999999999" table:style-name="ce1">
            <text:p>1,99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6.6448999999999998" table:style-name="ce1">
            <text:p>6,64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5.9058999999999999" table:style-name="ce1">
            <text:p>5,90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0.049900000000001" table:style-name="ce1">
            <text:p>30,049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6.0469999999999997" table:style-name="ce1">
            <text:p>6,0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3.702300000000001" table:style-name="ce1">
            <text:p>33,7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1.2195" table:style-name="ce1">
            <text:p>31,219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3.431899999999999" table:style-name="ce1">
            <text:p>33,43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7.692900000000002" table:style-name="ce1">
            <text:p>17,69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8.2349999999999994" table:style-name="ce1">
            <text:p>8,2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8.3417999999999992" table:style-name="ce1">
            <text:p>8,34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500" table:style-name="ce1">
            <text:p>500</text:p>
          </table:table-cell>
          <table:table-cell office:value-type="float" office:value="31.2988" table:style-name="ce1">
            <text:p>31,29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500" table:style-name="ce1">
            <text:p>500</text:p>
          </table:table-cell>
          <table:table-cell office:value-type="float" office:value="34.532200000000003" table:style-name="ce1">
            <text:p>34,53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1114999999999999" table:style-name="ce1">
            <text:p>3,11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187999999999999" table:style-name="ce1">
            <text:p>2,21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2117" table:style-name="ce1">
            <text:p>2,21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6.6818999999999997" table:style-name="ce1">
            <text:p>6,68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071" table:style-name="ce1">
            <text:p>2,10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050000000000002" table:style-name="ce1">
            <text:p>2,3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2919" table:style-name="ce1">
            <text:p>3,29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864" table:style-name="ce1">
            <text:p>2,28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1.9597" table:style-name="ce1">
            <text:p>1,95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1932999999999998" table:style-name="ce1">
            <text:p>7,19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587999999999998" table:style-name="ce1">
            <text:p>2,15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491999999999999" table:style-name="ce1">
            <text:p>2,04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21.249700000000001" table:style-name="ce1">
            <text:p>21,24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9.1265999999999998" table:style-name="ce1">
            <text:p>9,12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7.723100000000002" table:style-name="ce1">
            <text:p>37,72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8.7926000000000002" table:style-name="ce1">
            <text:p>8,79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2.076799999999999" table:style-name="ce1">
            <text:p>32,07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9.1788000000000007" table:style-name="ce1">
            <text:p>9,17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4.4542" table:style-name="ce1">
            <text:p>34,45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5.644199999999998" table:style-name="ce1">
            <text:p>35,64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8.367800000000003" table:style-name="ce1">
            <text:p>38,36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9.8109999999999999" table:style-name="ce1">
            <text:p>9,8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47.566800000000001" table:style-name="ce1">
            <text:p>47,56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9.2874999999999996" table:style-name="ce1">
            <text:p>9,28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92.874200000000002" table:style-name="ce1">
            <text:p>92,87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51.368000000000002" table:style-name="ce1">
            <text:p>51,3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95.835300000000004" table:style-name="ce1">
            <text:p>95,83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35.116399999999999" table:style-name="ce1">
            <text:p>35,11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102.1561" table:style-name="ce1">
            <text:p>102,15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55.0794" table:style-name="ce1">
            <text:p>55,079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135.2371" table:style-name="ce1">
            <text:p>135,23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52.283499999999997" table:style-name="ce1">
            <text:p>52,28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80.297499999999999" table:style-name="ce1">
            <text:p>80,29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publish</text:p>
          </table:table-cell>
          <table:table-cell office:value-type="float" office:value="500" table:style-name="ce1">
            <text:p>500</text:p>
          </table:table-cell>
          <table:table-cell office:value-type="float" office:value="42.4542" table:style-name="ce1">
            <text:p>42,45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publish</text:p>
          </table:table-cell>
          <table:table-cell office:value-type="float" office:value="200" table:style-name="ce1">
            <text:p>200</text:p>
          </table:table-cell>
          <table:table-cell office:value-type="float" office:value="140.77629999999999" table:style-name="ce1">
            <text:p>140,77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2.9750000000000001" table:style-name="ce1">
            <text:p>2,9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905000000000001" table:style-name="ce1">
            <text:p>2,19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9636999999999998" table:style-name="ce1">
            <text:p>2,96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6015999999999995" table:style-name="ce1">
            <text:p>8,60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888000000000002" table:style-name="ce1">
            <text:p>2,28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251000000000001" table:style-name="ce1">
            <text:p>2,02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6734" table:style-name="ce1">
            <text:p>2,67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532000000000002" table:style-name="ce1">
            <text:p>2,35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4565000000000001" table:style-name="ce1">
            <text:p>2,45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7.6773999999999996" table:style-name="ce1">
            <text:p>7,677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470999999999999" table:style-name="ce1">
            <text:p>2,04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647000000000002" table:style-name="ce1">
            <text:p>2,06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9.0707000000000004" table:style-name="ce1">
            <text:p>9,07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9.6519999999999992" table:style-name="ce1">
            <text:p>9,6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8.1363000000000003" table:style-name="ce1">
            <text:p>8,13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publish</text:p>
          </table:table-cell>
          <table:table-cell office:value-type="float" office:value="500" table:style-name="ce1">
            <text:p>500</text:p>
          </table:table-cell>
          <table:table-cell office:value-type="float" office:value="32.157299999999999" table:style-name="ce1">
            <text:p>32,15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publish</text:p>
          </table:table-cell>
          <table:table-cell office:value-type="float" office:value="500" table:style-name="ce1">
            <text:p>500</text:p>
          </table:table-cell>
          <table:table-cell office:value-type="float" office:value="48.6111" table:style-name="ce1">
            <text:p>48,61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publish</text:p>
          </table:table-cell>
          <table:table-cell office:value-type="float" office:value="500" table:style-name="ce1">
            <text:p>500</text:p>
          </table:table-cell>
          <table:table-cell office:value-type="float" office:value="54.180900000000001" table:style-name="ce1">
            <text:p>54,18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publish</text:p>
          </table:table-cell>
          <table:table-cell office:value-type="float" office:value="500" table:style-name="ce1">
            <text:p>500</text:p>
          </table:table-cell>
          <table:table-cell office:value-type="float" office:value="44.508499999999998" table:style-name="ce1">
            <text:p>44,50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publish</text:p>
          </table:table-cell>
          <table:table-cell office:value-type="float" office:value="500" table:style-name="ce1">
            <text:p>500</text:p>
          </table:table-cell>
          <table:table-cell office:value-type="float" office:value="52.114100000000001" table:style-name="ce1">
            <text:p>52,11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publish</text:p>
          </table:table-cell>
          <table:table-cell office:value-type="float" office:value="200" table:style-name="ce1">
            <text:p>200</text:p>
          </table:table-cell>
          <table:table-cell office:value-type="float" office:value="7.5533999999999999" table:style-name="ce1">
            <text:p>7,55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3331" table:style-name="ce1">
            <text:p>3,33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124000000000001" table:style-name="ce1">
            <text:p>2,11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8142" table:style-name="ce1">
            <text:p>2,81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0.506600000000001" table:style-name="ce1">
            <text:p>10,50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5548999999999999" table:style-name="ce1">
            <text:p>2,55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6509" table:style-name="ce1">
            <text:p>2,65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6158000000000001" table:style-name="ce1">
            <text:p>2,61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273000000000001" table:style-name="ce1">
            <text:p>2,32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5303" table:style-name="ce1">
            <text:p>2,53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9297000000000004" table:style-name="ce1">
            <text:p>8,92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0198" table:style-name="ce1">
            <text:p>3,01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6886999999999999" table:style-name="ce1">
            <text:p>2,68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10.085000000000001" table:style-name="ce1">
            <text:p>10,0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6.5359999999999996" table:style-name="ce1">
            <text:p>6,5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2.884799999999998" table:style-name="ce1">
            <text:p>32,88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7.7371999999999996" table:style-name="ce1">
            <text:p>7,73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7.7302999999999997" table:style-name="ce1">
            <text:p>7,73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42.160299999999999" table:style-name="ce1">
            <text:p>42,16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9.211799999999997" table:style-name="ce1">
            <text:p>39,21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32.689500000000002" table:style-name="ce1">
            <text:p>32,689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show</text:p>
          </table:table-cell>
          <table:table-cell office:value-type="float" office:value="500" table:style-name="ce1">
            <text:p>500</text:p>
          </table:table-cell>
          <table:table-cell office:value-type="float" office:value="46.2834" table:style-name="ce1">
            <text:p>46,28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2.835" table:style-name="ce1">
            <text:p>2,8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3288000000000002" table:style-name="ce1">
            <text:p>2,32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5051999999999999" table:style-name="ce1">
            <text:p>2,50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3506" table:style-name="ce1">
            <text:p>8,35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1937000000000002" table:style-name="ce1">
            <text:p>2,19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438000000000001" table:style-name="ce1">
            <text:p>2,14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6945999999999999" table:style-name="ce1">
            <text:p>2,69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5758999999999999" table:style-name="ce1">
            <text:p>2,57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3595999999999999" table:style-name="ce1">
            <text:p>2,359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5976999999999997" table:style-name="ce1">
            <text:p>8,59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498999999999998" table:style-name="ce1">
            <text:p>2,249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589999999999998" table:style-name="ce1">
            <text:p>2,1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list</text:p>
          </table:table-cell>
          <table:table-cell office:value-type="float" office:value="200" table:style-name="ce1">
            <text:p>200</text:p>
          </table:table-cell>
          <table:table-cell office:value-type="float" office:value="19.2424" table:style-name="ce1">
            <text:p>19,24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show</text:p>
          </table:table-cell>
          <table:table-cell office:value-type="float" office:value="200" table:style-name="ce1">
            <text:p>200</text:p>
          </table:table-cell>
          <table:table-cell office:value-type="float" office:value="9.5648" table:style-name="ce1">
            <text:p>9,56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10.966100000000001" table:style-name="ce1">
            <text:p>10,96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45.863300000000002" table:style-name="ce1">
            <text:p>45,86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5.860199999999999" table:style-name="ce1">
            <text:p>35,86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44.123399999999997" table:style-name="ce1">
            <text:p>44,12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44.973599999999998" table:style-name="ce1">
            <text:p>44,97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9.304900000000004" table:style-name="ce1">
            <text:p>39,30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8.7315000000000005" table:style-name="ce1">
            <text:p>8,73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51.759599999999999" table:style-name="ce1">
            <text:p>51,759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5.844099999999997" table:style-name="ce1">
            <text:p>35,84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41.1922" table:style-name="ce1">
            <text:p>41,19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40.923000000000002" table:style-name="ce1">
            <text:p>40,9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9.2655999999999992" table:style-name="ce1">
            <text:p>9,26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45.966299999999997" table:style-name="ce1">
            <text:p>45,96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9.2096" table:style-name="ce1">
            <text:p>9,209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35.616199999999999" table:style-name="ce1">
            <text:p>35,61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10.2066" table:style-name="ce1">
            <text:p>10,20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update</text:p>
          </table:table-cell>
          <table:table-cell office:value-type="float" office:value="500" table:style-name="ce1">
            <text:p>500</text:p>
          </table:table-cell>
          <table:table-cell office:value-type="float" office:value="49.602699999999999" table:style-name="ce1">
            <text:p>49,60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8.7087000000000003" table:style-name="ce1">
            <text:p>8,70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ustomer/booking/update</text:p>
          </table:table-cell>
          <table:table-cell office:value-type="float" office:value="200" table:style-name="ce1">
            <text:p>200</text:p>
          </table:table-cell>
          <table:table-cell office:value-type="float" office:value="38.746200000000002" table:style-name="ce1">
            <text:p>38,74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2917000000000001" table:style-name="ce1">
            <text:p>3,29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961999999999998" table:style-name="ce1">
            <text:p>2,29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5865" table:style-name="ce1">
            <text:p>2,58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0851000000000006" table:style-name="ce1">
            <text:p>8,08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0693000000000001" table:style-name="ce1">
            <text:p>2,069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0796999999999999" table:style-name="ce1">
            <text:p>2,07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298999999999999" table:style-name="ce1">
            <text:p>2,429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288999999999998" table:style-name="ce1">
            <text:p>2,128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1958000000000002" table:style-name="ce1">
            <text:p>2,19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9.2385000000000002" table:style-name="ce1">
            <text:p>9,238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2639999999999998" table:style-name="ce1">
            <text:p>2,2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2155" table:style-name="ce1">
            <text:p>2,21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list</text:p>
          </table:table-cell>
          <table:table-cell office:value-type="float" office:value="200" table:style-name="ce1">
            <text:p>200</text:p>
          </table:table-cell>
          <table:table-cell office:value-type="float" office:value="8.4420999999999999" table:style-name="ce1">
            <text:p>8,44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show</text:p>
          </table:table-cell>
          <table:table-cell office:value-type="float" office:value="200" table:style-name="ce1">
            <text:p>200</text:p>
          </table:table-cell>
          <table:table-cell office:value-type="float" office:value="8.8244000000000007" table:style-name="ce1">
            <text:p>8,82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update</text:p>
          </table:table-cell>
          <table:table-cell office:value-type="float" office:value="500" table:style-name="ce1">
            <text:p>500</text:p>
          </table:table-cell>
          <table:table-cell office:value-type="float" office:value="51.928899999999999" table:style-name="ce1">
            <text:p>51,928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update</text:p>
          </table:table-cell>
          <table:table-cell office:value-type="float" office:value="500" table:style-name="ce1">
            <text:p>500</text:p>
          </table:table-cell>
          <table:table-cell office:value-type="float" office:value="40.263399999999997" table:style-name="ce1">
            <text:p>40,26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update</text:p>
          </table:table-cell>
          <table:table-cell office:value-type="float" office:value="500" table:style-name="ce1">
            <text:p>500</text:p>
          </table:table-cell>
          <table:table-cell office:value-type="float" office:value="40.076799999999999" table:style-name="ce1">
            <text:p>40,07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update</text:p>
          </table:table-cell>
          <table:table-cell office:value-type="float" office:value="200" table:style-name="ce1">
            <text:p>200</text:p>
          </table:table-cell>
          <table:table-cell office:value-type="float" office:value="6.9055999999999997" table:style-name="ce1">
            <text:p>6,90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update</text:p>
          </table:table-cell>
          <table:table-cell office:value-type="float" office:value="500" table:style-name="ce1">
            <text:p>500</text:p>
          </table:table-cell>
          <table:table-cell office:value-type="float" office:value="42.318300000000001" table:style-name="ce1">
            <text:p>42,31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ustomer/passenger/update</text:p>
          </table:table-cell>
          <table:table-cell office:value-type="float" office:value="500" table:style-name="ce1">
            <text:p>500</text:p>
          </table:table-cell>
          <table:table-cell office:value-type="float" office:value="33.146700000000003" table:style-name="ce1">
            <text:p>33,14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uthenticated/system/sign-out</text:p>
          </table:table-cell>
          <table:table-cell office:value-type="float" office:value="302" table:style-name="ce1">
            <text:p>302</text:p>
          </table:table-cell>
          <table:table-cell office:value-type="float" office:value="3.4702000000000002" table:style-name="ce1">
            <text:p>3,470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1606000000000001" table:style-name="ce1">
            <text:p>2,16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4792000000000001" table:style-name="ce1">
            <text:p>2,47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8.0837000000000003" table:style-name="ce1">
            <text:p>8,08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.4929000000000001" table:style-name="ce1">
            <text:p>2,49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.9265000000000001" table:style-name="ce1">
            <text:p>1,9265</text:p>
          </table:table-cell>
          <table:table-cell table:number-columns-repeated="16380"/>
        </table:table-row>
        <table:table-row table:number-rows-repeated="10480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CARLOS CERDA MORALES</meta:initial-creator>
    <dc:creator>CARLOS CERDA MORALES</dc:creator>
    <meta:creation-date>2025-05-25T17:04:18Z</meta:creation-date>
    <dc:date>2025-05-25T17:07:18Z</dc:date>
  </office:meta>
</office:document-meta>
</file>